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rfc-language-tag="sr-Latn-RS" fo:language="sr" fo:script="Latn" fo:country="RS" officeooo:rsid="00013c02" officeooo:paragraph-rsid="00013c02" style:font-size-asian="10.5pt"/>
    </style:style>
    <style:style style:name="P2" style:family="paragraph" style:parent-style-name="Text_20_body">
      <style:text-properties style:rfc-language-tag="sr-Latn-RS" fo:language="sr" fo:script="Latn" fo:country="RS" officeooo:rsid="00013c02" officeooo:paragraph-rsid="00013c02" style:font-size-asian="10.5pt"/>
    </style:style>
    <style:style style:name="P3" style:family="paragraph" style:parent-style-name="Text_20_body">
      <style:paragraph-properties fo:text-align="center" style:justify-single-word="false"/>
      <style:text-properties fo:font-size="18pt" style:rfc-language-tag="sr-Latn-RS" fo:language="sr" fo:script="Latn" fo:country="RS" officeooo:rsid="00013c02" officeooo:paragraph-rsid="00013c02" style:font-size-asian="15.75pt" style:font-size-complex="18pt"/>
    </style:style>
    <style:style style:name="P4" style:family="paragraph" style:parent-style-name="Text_20_body">
      <style:paragraph-properties fo:text-align="center" style:justify-single-word="false"/>
      <style:text-properties fo:font-size="18pt" style:rfc-language-tag="sr-Latn-RS" fo:language="sr" fo:script="Latn" fo:country="RS" fo:font-weight="bold" officeooo:rsid="00013c02" officeooo:paragraph-rsid="00013c02" style:font-size-asian="15.75pt" style:font-weight-asian="bold" style:font-size-complex="18pt" style:font-weight-complex="bold"/>
    </style:style>
    <style:style style:name="P5" style:family="paragraph" style:parent-style-name="Text_20_body">
      <style:paragraph-properties fo:text-align="center" style:justify-single-word="false"/>
      <style:text-properties fo:font-size="18pt" style:rfc-language-tag="sr-Latn-RS" fo:language="sr" fo:script="Latn" fo:country="RS" fo:font-weight="normal" officeooo:rsid="00013c02" officeooo:paragraph-rsid="00013c02" style:font-size-asian="15.75pt" style:font-weight-asian="normal" style:font-size-complex="18pt" style:font-weight-complex="normal"/>
    </style:style>
    <style:style style:name="P6" style:family="paragraph" style:parent-style-name="Text_20_body">
      <style:text-properties officeooo:rsid="00013c02" officeooo:paragraph-rsid="00013c02"/>
    </style:style>
    <style:style style:name="P7" style:family="paragraph" style:parent-style-name="Text_20_body">
      <style:text-properties officeooo:paragraph-rsid="00013c02"/>
    </style:style>
    <style:style style:name="P8" style:family="paragraph" style:parent-style-name="Text_20_body">
      <style:paragraph-properties fo:text-align="justify" style:justify-single-word="false"/>
      <style:text-properties officeooo:rsid="000357f7" officeooo:paragraph-rsid="000357f7"/>
    </style:style>
    <style:style style:name="P9" style:family="paragraph" style:parent-style-name="Table_20_Contents">
      <style:text-properties fo:font-weight="bold" officeooo:rsid="00013c02" officeooo:paragraph-rsid="00013c02" style:font-weight-asian="bold" style:font-weight-complex="bold"/>
    </style:style>
    <style:style style:name="P10" style:family="paragraph" style:parent-style-name="Table_20_Contents">
      <style:text-properties fo:font-weight="bold" officeooo:rsid="00013c02" officeooo:paragraph-rsid="00013c02" style:font-size-asian="10.5pt" style:font-weight-asian="bold" style:font-weight-complex="bold"/>
    </style:style>
    <style:style style:name="P11" style:family="paragraph" style:parent-style-name="Table_20_Contents">
      <style:text-properties officeooo:rsid="00013c02" officeooo:paragraph-rsid="00013c02"/>
    </style:style>
    <style:style style:name="P12" style:family="paragraph" style:parent-style-name="Table_20_Contents">
      <style:text-properties style:font-size-asian="10.5pt"/>
    </style:style>
    <style:style style:name="P13" style:family="paragraph" style:parent-style-name="Text_20_body">
      <style:text-properties style:font-name="Liberation Serif" officeooo:rsid="00013c02" officeooo:paragraph-rsid="00013c02"/>
    </style:style>
    <style:style style:name="P14" style:family="paragraph" style:parent-style-name="Text_20_body" style:list-style-name="L1">
      <style:text-properties officeooo:rsid="00013c02" officeooo:paragraph-rsid="00013c02"/>
    </style:style>
    <style:style style:name="P15" style:family="paragraph" style:parent-style-name="Text_20_body">
      <style:paragraph-properties fo:text-align="justify" style:justify-single-word="false"/>
      <style:text-properties fo:font-size="12pt" style:rfc-language-tag="sr-Latn-RS" fo:language="sr" fo:script="Latn" fo:country="RS" officeooo:rsid="0007e50a" officeooo:paragraph-rsid="0007e50a" style:font-size-asian="12pt" style:font-size-complex="12pt"/>
    </style:style>
    <style:style style:name="P16" style:family="paragraph" style:parent-style-name="Text_20_body">
      <style:paragraph-properties fo:text-align="justify" style:justify-single-word="false"/>
      <style:text-properties officeooo:rsid="0007e50a" officeooo:paragraph-rsid="0007e50a"/>
    </style:style>
    <style:style style:name="P17" style:family="paragraph" style:parent-style-name="Text_20_body">
      <style:text-properties officeooo:rsid="0009dad2" officeooo:paragraph-rsid="0009dad2"/>
    </style:style>
    <style:style style:name="P18" style:family="paragraph" style:parent-style-name="Text_20_body">
      <style:paragraph-properties fo:text-align="justify" style:justify-single-word="false"/>
      <style:text-properties officeooo:rsid="0009dad2" officeooo:paragraph-rsid="0009dad2"/>
    </style:style>
    <style:style style:name="P19" style:family="paragraph" style:parent-style-name="Heading_20_1">
      <style:text-properties officeooo:rsid="00013c02" officeooo:paragraph-rsid="00013c02"/>
    </style:style>
    <style:style style:name="P20" style:family="paragraph" style:parent-style-name="Heading_20_1">
      <style:paragraph-properties fo:break-before="page"/>
      <style:text-properties officeooo:rsid="00013c02" officeooo:paragraph-rsid="00013c02"/>
    </style:style>
    <style:style style:name="P21" style:family="paragraph" style:parent-style-name="Contents_20_Heading">
      <style:paragraph-properties fo:break-before="page"/>
    </style:style>
    <style:style style:name="P22" style:family="paragraph" style:parent-style-name="Heading_20_3">
      <style:text-properties officeooo:rsid="000357f7" officeooo:paragraph-rsid="000357f7"/>
    </style:style>
    <style:style style:name="P23" style:family="paragraph" style:parent-style-name="Heading_20_3">
      <style:text-properties officeooo:rsid="0009dad2" officeooo:paragraph-rsid="0009dad2"/>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Heading_20_2">
      <style:text-properties officeooo:rsid="00013c02" officeooo:paragraph-rsid="00013c02"/>
    </style:style>
    <style:style style:name="P26" style:family="paragraph" style:parent-style-name="Heading_20_2">
      <style:text-properties officeooo:rsid="000357f7" officeooo:paragraph-rsid="000357f7"/>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Liberation Serif"/>
    </style:style>
    <style:style style:name="T2" style:family="text">
      <style:text-properties officeooo:rsid="0007e50a"/>
    </style:style>
    <style:style style:name="T3" style:family="text">
      <style:text-properties officeooo:rsid="0009dad2"/>
    </style:style>
    <style:style style:name="T4" style:family="text">
      <style:text-properties officeooo:rsid="000bae2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ktrotehnički fakultet u Beogradu</text:p>
      <text:p text:style-name="P1">SI3PSI Principi Softverskog inženjerstva</text:p>
      <text:p text:style-name="P1"/>
      <text:p text:style-name="P1"/>
      <text:p text:style-name="P1"/>
      <text:p text:style-name="P1"/>
      <text:p text:style-name="P1"/>
      <text:p text:style-name="P3">Projekat Pokemania</text:p>
      <text:p text:style-name="P3"/>
      <text:p text:style-name="P4">Specifikacija scenarija upotrebe funkcionalnosti <text:span text:style-name="T2">hranjenja pokemona</text:span></text:p>
      <text:p text:style-name="P4"/>
      <text:p text:style-name="P5">Verzija 1.0</text:p>
      <text:h text:style-name="P20" text:outline-level="1"><text:bookmark-start text:name="__RefHeading___Toc105_1498849912"/><text:span text:style-name="T1">Istorija</text:span> <text:span text:style-name="T1">izmena</text:span><text:bookmark-end text:name="__RefHeading___Toc105_1498849912"/></text:h>
      <text:p text:style-name="P13"/>
      <table:table table:name="Table1" table:style-name="Table1">
        <table:table-column table:style-name="Table1.A" table:number-columns-repeated="3"/>
        <table:table-column table:style-name="Table1.D"/>
        <table:table-row>
          <table:table-cell table:style-name="Table1.A1" office:value-type="string">
            <text:p text:style-name="P9">Datum</text:p>
          </table:table-cell>
          <table:table-cell table:style-name="Table1.A1" office:value-type="string">
            <text:p text:style-name="P9">Verzija</text:p>
          </table:table-cell>
          <table:table-cell table:style-name="Table1.A1" office:value-type="string">
            <text:p text:style-name="P9">Kratak opis</text:p>
          </table:table-cell>
          <table:table-cell table:style-name="Table1.D1" office:value-type="string">
            <text:p text:style-name="P9">Autor</text:p>
          </table:table-cell>
        </table:table-row>
        <table:table-row>
          <table:table-cell table:style-name="Table1.A2" office:value-type="string">
            <text:p text:style-name="P11">26.02.2020.</text:p>
          </table:table-cell>
          <table:table-cell table:style-name="Table1.A2" office:value-type="string">
            <text:p text:style-name="P11">1.0</text:p>
          </table:table-cell>
          <table:table-cell table:style-name="Table1.A2" office:value-type="string">
            <text:p text:style-name="P11">osnovna verzija</text:p>
          </table:table-cell>
          <table:table-cell table:style-name="Table1.D2" office:value-type="string">
            <text:p text:style-name="P11">Marko Divjak</text:p>
          </table:table-cell>
        </table:table-row>
      </table:table>
      <text:p text:style-name="P13"/>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adržaj</text:p>
          </text:index-title>
          <text:p text:style-name="P24"><text:a xlink:type="simple" xlink:href="#__RefHeading___Toc105_1498849912" text:style-name="Index_20_Link" text:visited-style-name="Index_20_Link">Istorija izmena<text:tab/>2</text:a></text:p>
          <text:p text:style-name="P24"><text:a xlink:type="simple" xlink:href="#__RefHeading___Toc108_1498849912" text:style-name="Index_20_Link" text:visited-style-name="Index_20_Link">1. Uvod<text:tab/>4</text:a></text:p>
          <text:p text:style-name="P28"><text:a xlink:type="simple" xlink:href="#__RefHeading___Toc110_1498849912" text:style-name="Index_20_Link" text:visited-style-name="Index_20_Link">1.1 Rezime<text:tab/>4</text:a></text:p>
          <text:p text:style-name="P28"><text:a xlink:type="simple" xlink:href="#__RefHeading___Toc112_1498849912" text:style-name="Index_20_Link" text:visited-style-name="Index_20_Link">1.2 Namena dokumenta i ciljne grupe<text:tab/>4</text:a></text:p>
          <text:p text:style-name="P28"><text:a xlink:type="simple" xlink:href="#__RefHeading___Toc114_1498849912" text:style-name="Index_20_Link" text:visited-style-name="Index_20_Link">1.3 Reference<text:tab/>4</text:a></text:p>
          <text:p text:style-name="P28"><text:a xlink:type="simple" xlink:href="#__RefHeading___Toc116_1498849912" text:style-name="Index_20_Link" text:visited-style-name="Index_20_Link">1.4 Otvorena pitanja<text:tab/>4</text:a></text:p>
          <text:p text:style-name="P24"><text:a xlink:type="simple" xlink:href="#__RefHeading___Toc118_1498849912" text:style-name="Index_20_Link" text:visited-style-name="Index_20_Link">2. Scenario pregledanja profila<text:tab/>4</text:a></text:p>
          <text:p text:style-name="P28"><text:a xlink:type="simple" xlink:href="#__RefHeading___Toc120_1498849912" text:style-name="Index_20_Link" text:visited-style-name="Index_20_Link">2.1 Kratak opis<text:tab/>4</text:a></text:p>
          <text:p text:style-name="P28"><text:a xlink:type="simple" xlink:href="#__RefHeading___Toc122_1498849912" text:style-name="Index_20_Link" text:visited-style-name="Index_20_Link">2.2 Tok događaja<text:tab/>4</text:a></text:p>
          <text:p text:style-name="P27"><text:a xlink:type="simple" xlink:href="#__RefHeading___Toc124_1498849912" text:style-name="Index_20_Link" text:visited-style-name="Index_20_Link">2.2.1 Korisnik pritiska dugme za hranjenje pokemona<text:tab/>4</text:a></text:p>
          <text:p text:style-name="P27"><text:a xlink:type="simple" xlink:href="#__RefHeading___Toc126_1498849912" text:style-name="Index_20_Link" text:visited-style-name="Index_20_Link">2.2.2 Pokemon posle konzumiranja voćkice prelazi na sledeći nivo<text:tab/>4</text:a></text:p>
          <text:p text:style-name="P27"><text:a xlink:type="simple" xlink:href="#__RefHeading___Toc246_3114180758" text:style-name="Index_20_Link" text:visited-style-name="Index_20_Link">2.2.3 Korisnik nema tri pokemona za borbu na turniru na koji je prijavljen<text:tab/>5</text:a></text:p>
          <text:p text:style-name="P28"><text:a xlink:type="simple" xlink:href="#__RefHeading___Toc128_1498849912" text:style-name="Index_20_Link" text:visited-style-name="Index_20_Link">2.3 Posebni zahtevi<text:tab/>5</text:a></text:p>
          <text:p text:style-name="P28"><text:a xlink:type="simple" xlink:href="#__RefHeading___Toc130_1498849912" text:style-name="Index_20_Link" text:visited-style-name="Index_20_Link">2.4 Preduslovi<text:tab/>5</text:a></text:p>
          <text:p text:style-name="P28"><text:a xlink:type="simple" xlink:href="#__RefHeading___Toc132_1498849912" text:style-name="Index_20_Link" text:visited-style-name="Index_20_Link">2.5 Posledice<text:tab/>5</text:a></text:p>
        </text:index-body>
      </text:table-of-content>
      <text:p text:style-name="P13"/>
      <text:h text:style-name="P20" text:outline-level="1"><text:bookmark-start text:name="__RefHeading___Toc108_1498849912"/>1. Uvod<text:bookmark-end text:name="__RefHeading___Toc108_1498849912"/></text:h>
      <text:h text:style-name="P25" text:outline-level="2"><text:bookmark-start text:name="__RefHeading___Toc110_1498849912"/>1.1 Rezime<text:bookmark-end text:name="__RefHeading___Toc110_1498849912"/></text:h>
      <text:p text:style-name="P2">Definisanje scenarija upotrebe pri <text:span text:style-name="T2">hranjenju pokemona.</text:span></text:p>
      <text:h text:style-name="P25" text:outline-level="2"><text:bookmark-start text:name="__RefHeading___Toc112_1498849912"/>1.2 Namena dokumenta i ciljne grupe<text:bookmark-end text:name="__RefHeading___Toc112_1498849912"/></text:h>
      <text:p text:style-name="P6">Dokument će koristiti svi članovi projektnog tima u razvoju projekta i testiranju, a može se koristiti i pri pisanju uputstva za upotrebu.</text:p>
      <text:h text:style-name="P25" text:outline-level="2"><text:bookmark-start text:name="__RefHeading___Toc114_1498849912"/>1.3 Reference<text:bookmark-end text:name="__RefHeading___Toc114_1498849912"/></text:h>
      <text:list xml:id="list3385852731" text:style-name="L1">
        <text:list-item>
          <text:p text:style-name="P14">Projektni zadatak</text:p>
        </text:list-item>
        <text:list-item>
          <text:p text:style-name="P14">Uputstvo za pisanje scenarija upotrebe funkcionalnosti</text:p>
        </text:list-item>
        <text:list-item>
          <text:p text:style-name="P14">Guidelines‚ Use Case, Rational Unified Process 2000</text:p>
        </text:list-item>
        <text:list-item>
          <text:p text:style-name="P14">Guidelines, Use Case Storyboard, Rational Unified Process 2000</text:p>
        </text:list-item>
      </text:list>
      <text:h text:style-name="P25" text:outline-level="2"><text:bookmark-start text:name="__RefHeading___Toc116_1498849912"/>1.4 Otvorena pitanja<text:bookmark-end text:name="__RefHeading___Toc116_1498849912"/></text:h>
      <table:table table:name="Table2" table:style-name="Table2">
        <table:table-column table:style-name="Table2.A"/>
        <table:table-column table:style-name="Table2.B"/>
        <table:table-row>
          <table:table-cell table:style-name="Table2.A1" office:value-type="string">
            <text:p text:style-name="P10">Pitanje</text:p>
          </table:table-cell>
          <table:table-cell table:style-name="Table2.B1" office:value-type="string">
            <text:p text:style-name="P10">Rešenje</text:p>
          </table:table-cell>
        </table:table-row>
        <table:table-row>
          <table:table-cell table:style-name="Table2.A2" office:value-type="string">
            <text:p text:style-name="P12"/>
          </table:table-cell>
          <table:table-cell table:style-name="Table2.B2" office:value-type="string">
            <text:p text:style-name="P12"/>
          </table:table-cell>
        </table:table-row>
      </table:table>
      <text:p text:style-name="P7"/>
      <text:h text:style-name="P19" text:outline-level="1"><text:bookmark-start text:name="__RefHeading___Toc118_1498849912"/>2. Scenario pregledanja profila<text:bookmark-end text:name="__RefHeading___Toc118_1498849912"/></text:h>
      <text:h text:style-name="P26" text:outline-level="2"><text:bookmark-start text:name="__RefHeading___Toc120_1498849912"/>2.1 Kratak opis<text:bookmark-end text:name="__RefHeading___Toc120_1498849912"/></text:h>
      <text:p text:style-name="P16">Svaki pokemon ima svoj nivo i u okviru njega svoje „bodove iskustva“ (u daljem tekstu XP). XP predstavljaju trenutni napredak pokemona na određenom nivou. Što je nivo veći to je više XP potrebno da bi se prešao. Svaki trener, koji ima barem jednog pokemona, ima mogućnost da hrani svoje pokemone voćkicama i time povećava XP određenog pokemona.</text:p>
      <text:h text:style-name="P26" text:outline-level="2"><text:bookmark-start text:name="__RefHeading___Toc122_1498849912"/>2.2 Tok događaja<text:bookmark-end text:name="__RefHeading___Toc122_1498849912"/></text:h>
      <text:h text:style-name="Heading_20_3" text:outline-level="3"><text:bookmark-start text:name="__RefHeading___Toc124_1498849912"/>2.2.1 Korisnik <text:span text:style-name="T2">pritiska dugme za hranjenje pokemona</text:span><text:bookmark-end text:name="__RefHeading___Toc124_1498849912"/></text:h>
      <text:p text:style-name="P15">Pokemonu se dodaje određen broj XP. Korisnik gubi jednu voćkicu.</text:p>
      <text:h text:style-name="P22" text:outline-level="3"><text:bookmark-start text:name="__RefHeading___Toc126_1498849912"/>2.2.2 <text:span text:style-name="T2">Pokemon posle konzumiranja voćkice prelazi na sledeći nivo</text:span><text:bookmark-end text:name="__RefHeading___Toc126_1498849912"/></text:h>
      <text:p text:style-name="P16">Maksimalan broj HP pokemona se povećava. Pokemonov nivo se povećava. Broj potrebnih XP da bi pokemon prešao na naredni nivo se povećava.</text:p>
      <text:h text:style-name="P23" text:outline-level="3"><text:bookmark-start text:name="__RefHeading___Toc246_3114180758"/><text:soft-page-break/>2.2.3 Korisnik nema tri pokemona <text:span text:style-name="T4">za borbu na</text:span> turnir<text:span text:style-name="T4">u na koji je prijavljen</text:span><text:bookmark-end text:name="__RefHeading___Toc246_3114180758"/></text:h>
      <text:p text:style-name="P17">Nakon hranjenja pokemona, pokemon ima dovoljno XP i prelazi na sledeći nivo. Nakon što pređe na sledeći nivo, trener više nema tri pokemona koje može da koristi na nekom turniru. Posledica je da trener više ne može da igra na tom turniru. Ostaje rangiran sa onoliko bodova koliko je osvojio do tog trenutka, ali niko više ne može da se bori protiv njegovih pokemona.</text:p>
      <text:h text:style-name="P26" text:outline-level="2"><text:bookmark-start text:name="__RefHeading___Toc128_1498849912"/>2.3 Posebni zahtevi<text:bookmark-end text:name="__RefHeading___Toc128_1498849912"/></text:h>
      <text:p text:style-name="P18">Da bi se desio alternativni tok da trener više ne može da učestvuje na turniru, mora prethodno da bude implementirana funkcionalnost prijavljivanja na turnir.</text:p>
      <text:h text:style-name="P26" text:outline-level="2"><text:bookmark-start text:name="__RefHeading___Toc130_1498849912"/>2.4 Preduslovi<text:bookmark-end text:name="__RefHeading___Toc130_1498849912"/></text:h>
      <text:p text:style-name="P8">Pre <text:span text:style-name="T3">hranjenja pokemona </text:span>korisnik mora da bude ulogovan u sistem (login scenario uspešan). <text:span text:style-name="T4">Trener ima bar jednu voćkicu da nahrani pokemona.</text:span></text:p>
      <text:h text:style-name="P26" text:outline-level="2"><text:bookmark-start text:name="__RefHeading___Toc132_1498849912"/>2.5 Posledice<text:bookmark-end text:name="__RefHeading___Toc132_1498849912"/></text:h>
      <text:p text:style-name="P17">Povećava se XP pokemona. Opciono pokemon prelazi na naredni nivo, a trener može biti izbačen sa turnira pošto više nema dovoljno pokemona dozvoljenih nivoa da bi učestvovao na turni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rfc-language-tag="sr-Latn-RS" fo:language="sr" fo:script="Latn" fo:country="R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style:text-properties fo:font-size="18.2000007629395pt" style:rfc-language-tag="sr-Latn-RS" fo:language="sr" fo:script="Latn" fo:country="RS" fo:font-weight="bold" officeooo:rsid="00013c02" style:font-size-asian="18.2000007629395pt" style:font-weight-asian="bold" style:font-size-complex="18.2000007629395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1000003814697pt" style:rfc-language-tag="sr-Latn-RS" fo:language="sr" fo:script="Latn" fo:country="RS" fo:font-weight="bold" style:font-size-asian="16.1000003814697pt" style:font-weight-asian="bold" style:font-size-complex="16.1000003814697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1000003814697pt" style:rfc-language-tag="sr-Latn-RS" fo:language="sr" fo:script="Latn" fo:country="RS" fo:font-weight="bold" officeooo:rsid="000357f7" style:font-size-asian="14.1000003814697pt" style:font-weight-asian="bold" style:font-size-complex="14.1000003814697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6:07:35.512658867</meta:creation-date>
    <dc:date>2020-02-26T16:57:45.394602389</dc:date>
    <meta:editing-duration>PT8M47S</meta:editing-duration>
    <meta:editing-cycles>5</meta:editing-cycles>
    <meta:generator>LibreOffice/6.0.7.3$Linux_X86_64 LibreOffice_project/00m0$Build-3</meta:generator>
    <meta:document-statistic meta:table-count="2" meta:image-count="0" meta:object-count="0" meta:page-count="5" meta:paragraph-count="59" meta:word-count="455" meta:character-count="2859" meta:non-whitespace-character-count="2467"/>
  </office:meta>
</office:document-meta>
</file>